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14A4B27578ACE1544E3.jpg" manifest:media-type="image/jpeg"/>
  <manifest:file-entry manifest:full-path="Pictures/1000020100000340000003D4CC33702997677AE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274cm" fo:min-width="0.286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2.725cm" fo:min-width="0.4cm"/>
    </style:style>
    <style:style style:name="gr5" style:family="graphic" style:parent-style-name="standard">
      <style:graphic-properties draw:textarea-horizontal-align="justify" draw:textarea-vertical-align="middle" draw:auto-grow-height="false" fo:min-height="0.325cm" fo:min-width="0.36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05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7.0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2.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6.88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95cm" fo:min-width="0.7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13cm" fo:min-width="0.96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06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3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.369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1.183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75cm, 10.532cm, 1.312cm, 0.865cm)" draw:image-opacity="100%" style:mirror="non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43cm" svg:y1="14.487cm" svg:x2="1.043cm" svg:y2="2.363cm">
          <text:p/>
        </draw:line>
        <draw:line draw:style-name="gr1" draw:text-style-name="P1" draw:layer="layout" svg:x1="21.529cm" svg:y1="8.384cm" svg:x2="21.529cm" svg:y2="10.952cm">
          <text:p/>
        </draw:line>
        <draw:line draw:style-name="gr1" draw:text-style-name="P1" draw:layer="layout" svg:x1="5.454cm" svg:y1="9.413cm" svg:x2="5.454cm" svg:y2="14.547cm">
          <text:p/>
        </draw:line>
        <draw:line draw:style-name="gr1" draw:text-style-name="P1" draw:layer="layout" svg:x1="9.281cm" svg:y1="8.54cm" svg:x2="13.573cm" svg:y2="4.248cm">
          <text:p/>
        </draw:line>
        <draw:line draw:style-name="gr1" draw:text-style-name="P1" draw:layer="layout" svg:x1="17.737cm" svg:y1="8.411cm" svg:x2="13.574cm" svg:y2="4.248cm">
          <text:p/>
        </draw:line>
        <draw:g>
          <draw:custom-shape draw:style-name="gr2" draw:text-style-name="P2" draw:layer="layout" svg:width="1.573cm" svg:height="1.57cm" draw:transform="skewX (0.000698131700797625) rotate (0.785398163397448) translate (10.19cm 6.49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1.305cm" svg:y1="5.338cm" svg:x2="12.512cm" svg:y2="6.545cm">
            <text:p/>
          </draw:line>
        </draw:g>
        <draw:g>
          <draw:custom-shape draw:style-name="gr2" draw:text-style-name="P2" draw:layer="layout" svg:width="1.571cm" svg:height="1.571cm" draw:transform="rotate (2.35619449019234) translate (15.725cm 7.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6.881cm" svg:y1="6.399cm" svg:x2="15.674cm" svg:y2="7.606cm">
            <text:p/>
          </draw:line>
        </draw:g>
        <draw:line draw:style-name="gr1" draw:text-style-name="P1" draw:layer="layout" svg:x1="9.275cm" svg:y1="8.546cm" svg:x2="13.736cm" svg:y2="12.662cm">
          <text:p/>
        </draw:line>
        <draw:line draw:style-name="gr1" draw:text-style-name="P1" draw:layer="layout" svg:x1="17.727cm" svg:y1="8.337cm" svg:x2="13.735cm" svg:y2="12.662cm">
          <text:p/>
        </draw:line>
        <draw:line draw:style-name="gr1" draw:text-style-name="P1" draw:layer="layout" svg:x1="5.424cm" svg:y1="7.497cm" svg:x2="5.424cm" svg:y2="2.363cm">
          <text:p/>
        </draw:line>
        <draw:line draw:style-name="gr1" draw:text-style-name="P1" draw:layer="layout" svg:x1="5.363cm" svg:y1="2.363cm" svg:x2="13.625cm" svg:y2="2.363cm">
          <text:p/>
        </draw:line>
        <draw:line draw:style-name="gr1" draw:text-style-name="P1" draw:layer="layout" svg:x1="13.554cm" svg:y1="4.247cm" svg:x2="13.554cm" svg:y2="2.363cm">
          <text:p/>
        </draw:line>
        <draw:line draw:style-name="gr1" draw:text-style-name="P1" draw:layer="layout" svg:x1="0.999cm" svg:y1="14.518cm" svg:x2="13.697cm" svg:y2="14.518cm">
          <text:p/>
        </draw:line>
        <draw:line draw:style-name="gr1" draw:text-style-name="P1" draw:layer="layout" svg:x1="13.696cm" svg:y1="12.662cm" svg:x2="13.696cm" svg:y2="14.516cm">
          <text:p/>
        </draw:line>
        <draw:line draw:style-name="gr1" draw:text-style-name="P1" draw:layer="layout" svg:x1="9.275cm" svg:y1="8.526cm" svg:x2="9.275cm" svg:y2="16.941cm">
          <text:p/>
        </draw:line>
        <draw:line draw:style-name="gr1" draw:text-style-name="P1" draw:layer="layout" svg:x1="9.244cm" svg:y1="16.941cm" svg:x2="28.835cm" svg:y2="16.941cm">
          <text:p/>
        </draw:line>
        <draw:line draw:style-name="gr1" draw:text-style-name="P1" draw:layer="layout" svg:x1="17.631cm" svg:y1="8.384cm" svg:x2="28.835cm" svg:y2="8.384cm">
          <text:p/>
        </draw:line>
        <draw:g>
          <draw:line draw:style-name="gr3" draw:text-style-name="P3" draw:layer="layout" svg:x1="20.387cm" svg:y1="12.14cm" svg:x2="22.651cm" svg:y2="12.14cm">
            <text:p/>
          </draw:line>
          <draw:line draw:style-name="gr3" draw:text-style-name="P3" draw:layer="layout" svg:x1="20.387cm" svg:y1="12.14cm" svg:x2="22.651cm" svg:y2="12.14cm">
            <text:p/>
          </draw:line>
          <draw:line draw:style-name="gr3" draw:text-style-name="P3" draw:layer="layout" svg:x1="20.387cm" svg:y1="13.151cm" svg:x2="22.651cm" svg:y2="13.151cm">
            <text:p/>
          </draw:line>
          <draw:line draw:style-name="gr3" draw:text-style-name="P3" draw:layer="layout" svg:x1="21.504cm" svg:y1="14.516cm" svg:x2="21.522cm" svg:y2="13.143cm">
            <text:p/>
          </draw:line>
          <draw:line draw:style-name="gr3" draw:text-style-name="P3" draw:layer="layout" svg:x1="21.504cm" svg:y1="12.16cm" svg:x2="21.522cm" svg:y2="10.787cm">
            <text:p/>
          </draw:line>
        </draw:g>
        <draw:line draw:style-name="gr1" draw:text-style-name="P1" draw:layer="layout" svg:x1="21.529cm" svg:y1="14.375cm" svg:x2="21.529cm" svg:y2="16.943cm">
          <text:p/>
        </draw:line>
        <draw:line draw:style-name="gr1" draw:text-style-name="P1" draw:layer="layout" svg:x1="28.794cm" svg:y1="8.384cm" svg:x2="28.794cm" svg:y2="16.942cm">
          <text:p/>
        </draw:line>
        <draw:g>
          <draw:custom-shape draw:style-name="gr4" draw:text-style-name="P2" draw:layer="layout" svg:width="0.9cm" svg:height="2.975cm" draw:transform="rotate (1.5707963267949) translate (23.767cm 8.8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3.778cm" svg:y1="8.398cm" svg:x2="22.405cm" svg:y2="8.38cm">
            <text:p/>
          </draw:line>
          <draw:line draw:style-name="gr3" draw:text-style-name="P3" draw:layer="layout" svg:x1="28.159cm" svg:y1="8.398cm" svg:x2="26.786cm" svg:y2="8.38cm">
            <text:p/>
          </draw:line>
        </draw:g>
        <draw:g>
          <draw:custom-shape draw:style-name="gr5" draw:text-style-name="P2" draw:layer="layout" svg:width="1.723cm" svg:height="1.724cm" draw:transform="rotate (-3.14159265358979) translate (29.713cm 13.3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29.75cm" svg:y1="13.392cm" svg:x2="27.878cm" svg:y2="13.392cm">
            <text:p/>
          </draw:line>
        </draw:g>
        <draw:frame draw:style-name="gr6" draw:text-style-name="P3" draw:layer="layout" svg:width="1.739cm" svg:height="12.684cm" draw:transform="rotate (1.5707963267949) translate (9.114cm 18.765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7" draw:text-style-name="P4" draw:layer="layout" svg:width="8.731cm" svg:height="1.909cm" svg:x="11.101cm" svg:y="19.147cm">
          <draw:text-box>
            <text:p>Envelope Detector Circuit</text:p>
          </draw:text-box>
        </draw:frame>
        <draw:frame draw:style-name="gr6" draw:text-style-name="P3" draw:layer="layout" svg:width="1.62cm" svg:height="6.246cm" draw:transform="skewX (0.000698131700797866) rotate (-2.35567089141675) translate (19.413cm 7.065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8" draw:text-style-name="P4" draw:layer="layout" svg:width="4.768cm" svg:height="1.91cm" svg:x="15.79cm" svg:y="3.397cm">
          <draw:text-box>
            <text:p>Full-Wave</text:p>
          </draw:text-box>
        </draw:frame>
        <draw:frame draw:style-name="gr9" draw:text-style-name="P4" draw:layer="layout" svg:width="3.753cm" svg:height="1.909cm" svg:x="17.129cm" svg:y="4.164cm">
          <draw:text-box>
            <text:p>Rectifier</text:p>
          </draw:text-box>
        </draw:frame>
        <draw:frame draw:style-name="gr6" draw:text-style-name="P3" draw:layer="layout" svg:width="1.565cm" svg:height="7.419cm" draw:transform="rotate (1.5707963267949) translate (21.619cm 18.622cm)">
          <draw:image xlink:href="Pictures/1000020100000340000003D4CC33702997677AEF.png" xlink:type="simple" xlink:show="embed" xlink:actuate="onLoad" loext:mime-type="image/png">
            <text:p/>
          </draw:image>
        </draw:frame>
        <draw:frame draw:style-name="gr10" draw:text-style-name="P4" draw:layer="layout" svg:width="8.445cm" svg:height="1.91cm" svg:x="21.235cm" svg:y="19.152cm">
          <draw:text-box>
            <text:p>Voltage Regulator Circuit</text:p>
          </draw:text-box>
        </draw:frame>
        <draw:g>
          <draw:line draw:style-name="gr3" draw:text-style-name="P3" draw:layer="layout" svg:x1="8.619cm" svg:y1="16.692cm" svg:x2="6.542cm" svg:y2="16.706cm">
            <text:p/>
          </draw:line>
          <draw:line draw:style-name="gr3" draw:text-style-name="P3" draw:layer="layout" svg:x1="8.62cm" svg:y1="16.684cm" svg:x2="6.543cm" svg:y2="16.698cm">
            <text:p/>
          </draw:line>
          <draw:line draw:style-name="gr3" draw:text-style-name="P3" draw:layer="layout" svg:x1="7.11cm" svg:y1="17.003cm" svg:x2="8.142cm" svg:y2="17.003cm">
            <text:p/>
          </draw:line>
          <draw:line draw:style-name="gr3" draw:text-style-name="P3" draw:layer="layout" svg:x1="7.388cm" svg:y1="17.269cm" svg:x2="7.884cm" svg:y2="17.269cm">
            <text:p/>
          </draw:line>
          <draw:line draw:style-name="gr3" draw:text-style-name="P3" draw:layer="layout" svg:x1="7.608cm" svg:y1="16.673cm" svg:x2="7.616cm" svg:y2="15.986cm">
            <text:p/>
          </draw:line>
        </draw:g>
        <draw:custom-shape draw:style-name="gr11" draw:text-style-name="P5" draw:layer="layout" svg:width="2.42cm" svg:height="2.889cm" svg:x="4.181cm" svg:y="7.064cm">
          <text:p text:style-name="P5">+</text:p>
          <text:p text:style-name="P5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draw:layer="layout" svg:width="2.069cm" svg:height="2.069cm" svg:x="0cm" svg:y="7.498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34cm" svg:height="0.436cm" svg:x="5.219cm" svg:y="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5cm" svg:height="0.435cm" svg:x="5.264cm" svg:y="14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5cm" svg:height="0.435cm" svg:x="17.43cm" svg:y="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434cm" svg:height="0.435cm" svg:x="28.598cm" svg:y="8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0.973cm" svg:height="1.098cm" svg:x="4.969cm" svg:y="0.975cm">
          <draw:text-box>
            <text:p>1</text:p>
          </draw:text-box>
        </draw:frame>
        <draw:frame draw:style-name="gr15" draw:text-style-name="P4" draw:layer="layout" svg:width="0.972cm" svg:height="1.098cm" svg:x="17.581cm" svg:y="8.513cm">
          <draw:text-box>
            <text:p>4</text:p>
          </draw:text-box>
        </draw:frame>
        <draw:frame draw:style-name="gr16" draw:text-style-name="P4" draw:layer="layout" svg:width="0.973cm" svg:height="1.099cm" svg:x="5.107cm" svg:y="14.716cm">
          <draw:text-box>
            <text:p>2</text:p>
          </draw:text-box>
        </draw:frame>
        <draw:frame draw:style-name="gr17" draw:text-style-name="P4" draw:layer="layout" svg:width="0.974cm" svg:height="1.097cm" svg:x="28.323cm" svg:y="7.002cm">
          <draw:text-box>
            <text:p>5</text:p>
          </draw:text-box>
        </draw:frame>
        <draw:custom-shape draw:style-name="gr13" draw:text-style-name="P2" draw:layer="layout" svg:width="0.434cm" svg:height="0.436cm" svg:x="0.881cm" svg:y="2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0.973cm" svg:height="1.098cm" svg:x="0.748cm" svg:y="0.975cm">
          <draw:text-box>
            <text:p>3</text:p>
          </draw:text-box>
        </draw:frame>
        <draw:path draw:style-name="gr19" draw:text-style-name="P6" draw:layer="layout" svg:width="0.729cm" svg:height="0.796cm" svg:x="1.686cm" svg:y="6.815cm" svg:viewBox="0 0 730 797" svg:d="M274 500h-70l-204-500h71l138 351 30 89 29-89 138-351h71zM730 709c0 29-11 50-32 66-21 15-50 22-88 22-37 0-66-6-86-18s-33-31-39-56l44-9c4 15 13 27 26 34 12 8 31 11 55 11 25 0 43-3 55-11 11-8 18-19 18-34 0-12-5-21-13-29-8-7-21-13-38-18l-36-10c-29-6-49-14-61-21s-21-15-29-25c-6-10-10-23-10-38 0-27 10-48 29-61 20-14 48-22 86-22 32 0 58 6 77 18 20 11 32 29 37 55l-45 6c-2-14-10-24-22-30-12-8-27-11-47-11-23 0-39 3-50 9-11 7-16 18-16 32 0 8 2 15 7 21 4 5 10 10 19 13 9 4 26 10 54 17 27 6 45 12 57 17 12 6 21 12 27 19 7 7 12 14 16 23 3 9 5 19 5 30z">
          <text:p/>
        </draw:path>
        <draw:frame draw:style-name="gr20" draw:text-style-name="P4" draw:layer="layout" svg:width="1.886cm" svg:height="1.098cm" svg:x="5.691cm" svg:y="6.35cm">
          <draw:text-box>
            <text:p>V = </text:p>
          </draw:text-box>
        </draw:frame>
        <draw:path draw:style-name="gr19" draw:text-style-name="P6" draw:layer="layout" svg:width="0.729cm" svg:height="0.796cm" svg:x="7.43cm" svg:y="5.914cm" svg:viewBox="0 0 730 797" svg:d="M274 500h-70l-204-500h71l138 351 30 89 29-89 138-351h71zM730 709c0 29-11 50-32 66-21 15-50 22-88 22-37 0-66-6-86-18s-33-31-39-56l44-9c4 15 13 27 26 34 12 8 31 11 55 11 25 0 43-3 55-11 11-8 18-19 18-34 0-12-5-21-13-29-8-7-21-13-38-18l-36-10c-29-6-49-14-61-21s-21-15-29-25c-6-10-10-23-10-38 0-27 10-48 29-61 20-14 48-22 86-22 32 0 58 6 77 18 20 11 32 29 37 55l-45 6c-2-14-10-24-22-30-12-8-27-11-47-11-23 0-39 3-50 9-11 7-16 18-16 32 0 8 2 15 7 21 4 5 10 10 19 13 9 4 26 10 54 17 27 6 45 12 57 17 12 6 21 12 27 19 7 7 12 14 16 23 3 9 5 19 5 30z">
          <text:p/>
        </draw:path>
        <draw:line draw:style-name="gr21" draw:text-style-name="P1" draw:layer="layout" svg:x1="7.286cm" svg:y1="6.93cm" svg:x2="8.59cm" svg:y2="6.93cm">
          <text:p/>
        </draw:line>
        <draw:frame draw:style-name="gr17" draw:text-style-name="P4" draw:layer="layout" svg:width="0.975cm" svg:height="1.097cm" svg:x="7.315cm" svg:y="6.992cm">
          <draw:text-box>
            <text:p>n</text:p>
          </draw:text-box>
        </draw:frame>
        <draw:frame draw:style-name="gr16" draw:text-style-name="P4" draw:layer="layout" svg:width="1.497cm" svg:height="1.099cm" svg:x="14.014cm" svg:y="6.773cm">
          <draw:text-box>
            <text:p>D1</text:p>
          </draw:text-box>
        </draw:frame>
        <draw:frame draw:style-name="gr22" draw:text-style-name="P4" draw:layer="layout" svg:width="1.498cm" svg:height="1.098cm" svg:x="16.089cm" svg:y="11.06cm">
          <draw:text-box>
            <text:p>D4</text:p>
          </draw:text-box>
        </draw:frame>
        <draw:frame draw:style-name="gr22" draw:text-style-name="P4" draw:layer="layout" svg:width="1.496cm" svg:height="1.098cm" svg:x="11.549cm" svg:y="8.741cm">
          <draw:text-box>
            <text:p>D3</text:p>
          </draw:text-box>
        </draw:frame>
        <draw:g>
          <draw:custom-shape draw:style-name="gr2" draw:text-style-name="P2" draw:layer="layout" svg:width="1.571cm" svg:height="1.571cm" draw:transform="rotate (2.35619449019234) translate (11.31cm 11.54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2.466cm" svg:y1="10.433cm" svg:x2="11.259cm" svg:y2="11.64cm">
            <text:p/>
          </draw:line>
        </draw:g>
        <draw:g>
          <draw:custom-shape draw:style-name="gr2" draw:text-style-name="P2" draw:layer="layout" svg:width="1.571cm" svg:height="1.57cm" draw:transform="skewX (0.000698131700797734) rotate (0.785398163397448) translate (14.493cm 10.5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3" draw:layer="layout" svg:x1="15.607cm" svg:y1="9.377cm" svg:x2="16.814cm" svg:y2="10.584cm">
            <text:p/>
          </draw:line>
        </draw:g>
        <draw:frame draw:style-name="gr22" draw:text-style-name="P4" draw:layer="layout" svg:width="1.496cm" svg:height="1.098cm" svg:x="9.665cm" svg:y="4.599cm">
          <draw:text-box>
            <text:p>D2</text:p>
          </draw:text-box>
        </draw:frame>
        <draw:frame draw:style-name="gr23" draw:text-style-name="P4" draw:layer="layout" svg:width="1.496cm" svg:height="1.244cm" svg:x="19.71cm" svg:y="10.625cm">
          <draw:text-box>
            <text:p>C1</text:p>
          </draw:text-box>
        </draw:frame>
        <draw:frame draw:style-name="gr24" draw:text-style-name="P4" draw:layer="layout" svg:width="1.368cm" svg:height="1.159cm" svg:x="26.645cm" svg:y="11.93cm">
          <draw:text-box>
            <text:p>Di</text:p>
          </draw:text-box>
        </draw:frame>
        <draw:frame draw:style-name="gr23" draw:text-style-name="P4" draw:layer="layout" svg:width="1.496cm" svg:height="1.244cm" svg:x="24.472cm" svg:y="6.794cm">
          <draw:text-box>
            <text:p>R2</text:p>
          </draw:text-box>
        </draw:frame>
        <draw:frame draw:style-name="gr25" draw:text-style-name="P7" draw:layer="layout" svg:width="2.874cm" svg:height="2.72cm" svg:x="26.615cm" svg:y="10.483cm">
          <draw:text-box>
            <text:p><text:span text:style-name="T1">(31x)</text:span></text:p>
          </draw:text-box>
        </draw:frame>
        <draw:frame draw:style-name="gr26" draw:text-style-name="P8" draw:layer="layout" svg:width="8.396cm" svg:height="2.471cm" svg:x="20.685cm" svg:y="3.275cm">
          <draw:text-box>
            <text:p><text:span text:style-name="T2">i <text:s text:c="4"/>{5, 6, 7, 8, 9, 10, 11, 12, 13, 14, 15, 16, 17, 18, 19, 20, 21, 22, 23, 24, 25, 26, 27, 28, 29, 30, 31, 32, 33, 34, 35} </text:span></text:p>
          </draw:text-box>
        </draw:frame>
        <draw:frame draw:style-name="gr27" draw:text-style-name="P3" draw:layer="layout" svg:width="0.435cm" svg:height="0.436cm" svg:x="21.139cm" svg:y="3.474cm">
          <draw:image xlink:href="Pictures/10000000000001DA0000014A4B27578ACE1544E3.jpg" xlink:type="simple" xlink:show="embed" xlink:actuate="onLoad" loext:mime-type="image/jpeg">
            <text:p text:style-name="P2"/>
          </draw:image>
        </draw:frame>
        <draw:line draw:style-name="gr1" draw:text-style-name="P1" draw:layer="layout" svg:x1="7.604cm" svg:y1="15.478cm" svg:x2="7.604cm" svg:y2="16.494cm">
          <text:p/>
        </draw:line>
        <draw:line draw:style-name="gr1" draw:text-style-name="P1" draw:layer="layout" svg:x1="7.604cm" svg:y1="15.478cm" svg:x2="9.255cm" svg:y2="15.4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000000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0:00:32.381275200</meta:creation-date>
    <dc:date>2021-05-08T11:36:47.529406000</dc:date>
    <meta:editing-duration>PT38M49S</meta:editing-duration>
    <meta:editing-cycles>4</meta:editing-cycles>
    <meta:generator>LibreOffice/6.4.7.2$Linux_X86_64 LibreOffice_project/40$Build-2</meta:generator>
    <meta:document-statistic meta:object-count="84"/>
  </office:meta>
</office:document-meta>
</file>